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style:style>
    <style:style style:name="P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officeooo:paragraph-rsid="001e075a"/>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officeooo:paragraph-rsid="00181d6c"/>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officeooo:rsid="00166e0c" officeooo:paragraph-rsid="00166e0c"/>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officeooo:rsid="001af8f7" officeooo:paragraph-rsid="001af8f7"/>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officeooo:rsid="001af8f7" officeooo:paragraph-rsid="001c4362"/>
    </style:style>
    <style:style style:name="P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Source Sans Pro" fo:font-size="12.75pt" fo:letter-spacing="normal" fo:font-style="normal" fo:font-weight="normal" officeooo:rsid="001c4362" officeooo:paragraph-rsid="001c4362"/>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99243"/>
    </style:style>
    <style:style style:name="P9" style:family="paragraph" style:parent-style-name="Text_20_body" style:list-style-name="L1" style:master-page-name="">
      <loext:graphic-properties draw:fill="none"/>
      <style:paragraph-properties fo:margin-left="-0.101cm" fo:margin-right="0cm" fo:margin-top="0cm" fo:margin-bottom="0cm" loext:contextual-spacing="false" fo:line-height="115%" fo:orphans="2" fo:widows="2" fo:text-indent="0cm" style:auto-text-indent="false" style:page-number="auto" fo:background-color="transparent" fo:padding="0cm" fo:border="none"/>
      <style:text-properties fo:font-variant="normal" fo:text-transform="none" fo:color="#3a3a3a" style:font-name="Source Sans Pro" fo:font-size="12.75pt" fo:letter-spacing="normal" fo:font-style="normal" fo:font-weight="normal" officeooo:rsid="001aadfc" officeooo:paragraph-rsid="001aadfc"/>
    </style:style>
    <style:style style:name="P10" style:family="paragraph" style:parent-style-name="Heading_20_3">
      <style:text-properties fo:font-variant="normal" fo:text-transform="none" fo:color="#3a3a3a" style:font-name="Source Sans Pro" fo:font-size="21pt" fo:letter-spacing="normal" fo:font-style="normal" fo:font-weight="bold" loext:padding="0cm" loext:border="none"/>
    </style:style>
    <style:style style:name="T1" style:family="text">
      <style:text-properties fo:font-variant="normal" fo:text-transform="none" fo:color="#3a3a3a" style:font-name="Source Sans Pro" fo:font-size="12.75pt" fo:letter-spacing="normal" fo:font-style="normal" fo:font-weight="normal" officeooo:rsid="00199243"/>
    </style:style>
    <style:style style:name="T2" style:family="text">
      <style:text-properties fo:font-variant="normal" fo:text-transform="none" fo:color="#3a3a3a" style:font-name="Source Sans Pro" fo:font-size="12.75pt" fo:letter-spacing="normal" fo:font-style="normal" fo:font-weight="normal" officeooo:rsid="001aadfc"/>
    </style:style>
    <style:style style:name="T3" style:family="text">
      <style:text-properties officeooo:rsid="00181d6c"/>
    </style:style>
    <style:style style:name="T4" style:family="text">
      <style:text-properties officeooo:rsid="001c25d7"/>
    </style:style>
    <style:style style:name="T5" style:family="text">
      <style:text-properties officeooo:rsid="001e075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mple Run 2 Mod apk</text:p>
      <text:p text:style-name="P4">Temple Run 2 is an eternal running game, designed and released by Imangi Studios. It was first published in 2013 and from then till hitherto many developments and upgradation has been made which let the users to explore many other unknown and amazing stuffs which they get in the path while they run to save themselves from the beast. <text:span text:style-name="T3">It has been downloaded over 500 million and received a 4.2star rating on Google Play Store from 9 million reviewers, which shows how much this game is famous among the general public.</text:span></text:p>
      <text:p text:style-name="P3"><text:span text:style-name="T3">As soon as you start playing the game, without any delay it’ll land you virtually to a boisterous and wild forest where an irked and starving beast is looking for its prey and if it catches you then you’ll be on the dining table being served as the dinner material to the beast. For the purpose of saving your life you need to run and get away from the beast while facing innumerable hindrances in your path but there will be some positive things like you can collect coins and abilities which will help you to traverse your journey while mounting the ladders.The forest surroundings is so fascinating and wild that either you pass through the twists and turns or you become the dinner to the beast.</text:span></text:p>
      <text:p text:style-name="P8"><text:span text:style-name="T1">Temple Run 2 provides you with more features and adventurous experiences in terms of amazing environment and many advanced and unlatched twists and turns which keeps the enthusiasm of the player at a higher level by letting them expect the </text:span><text:span text:style-name="T2">bewildering </text:span><text:span text:style-name="T1">adventure they’re going to get further.</text:span></text:p>
      <text:h text:style-name="P10" text:outline-level="3"><text:bookmark text:name="Features_of_the_Temple_Run_2_Mod_Apk"/>Features of the Temple Run 2 Mod Apk:</text:h>
      <text:list xml:id="list386939503" text:style-name="L1">
        <text:list-item>
          <text:p text:style-name="P9">User interface, the means by which the user interacts with the software plays an important role in deciding the success factor of any software. Temple run having one of the most easiest and handy user interface lets the people from all fields i.e., from the non-technical background too, to enjoy the game hassle free. A person can easily play it just by tapping on the screen and controlling the character moves by moving left or right as per the need.</text:p>
        </text:list-item>
      </text:list>
      <text:p text:style-name="P1"/>
      <text:list xml:id="list150832093987782" text:continue-numbering="true" text:style-name="L1">
        <text:list-item>
          <text:p text:style-name="P5">The game has been kept adventurous and thrilling with the addition of new places and landscape which keeps the yearn of the player alive to enjoy the game by exploring the unlatched twists and turns along with the beautiful scenario one gets to see there in the wild forest. So one will never get bored of playing temple run because of these features. There’s always more to explore. And the hindrances which you’ll be facing while wandering across the woods will never let the yearns inside you to be <text:soft-page-break/>burnt. <text:span text:style-name="T5">Moreover you can collect coins while traversing in order to shop the cool gadgets to be used in the game, that’s pretty interesting in itself.</text:span></text:p>
        </text:list-item>
        <text:list-item>
          <text:p text:style-name="P6">The level of engagement it provides can’t be matched with any other game. One remains attached to the game because of the freedom to choose your characters and <text:span text:style-name="T4">the other things which will make your experience more enjoyable than you ever expected. You can customise your choices and choose from a vast variety of playable characters from the storehouse. It even provides the great personalities from the renowned movies as the characters.</text:span></text:p>
        </text:list-item>
        <text:list-item>
          <text:p text:style-name="P7">You can compete with your friends which makes it more exciting and provides you with a sense of accomplishment which you’ll realise while you’ll achieve many things in the game. It’s thrilling to play with your friends and unlock the mysteries it’s having for you in the accompanying moves.</text:p>
        </text:list-item>
        <text:list-item>
          <text:p text:style-name="P2"><text:span text:style-name="T5">The availability of the best graphics provides you with the option to choose for your characters, the unique capabilities which you would like to have in order to make your journey more enjoyable and save yourself from the beast in a stunning way.</text:span></text:p>
        </text:list-item>
        <text:list-item>
          <text:p text:style-name="P2"><text:span text:style-name="T5">Freedom to shop immensely at the start of the game will increase your chances of winning as you’ll be having more cool equipments which will help you later in exploring the jungle and the unlocked scenarios skillfully and you can save yourself from the beast deftly.</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4T13:07:25.141065682</meta:creation-date>
    <dc:date>2020-12-24T15:08:30.879179834</dc:date>
    <meta:editing-duration>PT6M2S</meta:editing-duration>
    <meta:editing-cycles>1</meta:editing-cycles>
    <meta:document-statistic meta:table-count="0" meta:image-count="0" meta:object-count="0" meta:page-count="2" meta:paragraph-count="11" meta:word-count="689" meta:character-count="3916" meta:non-whitespace-character-count="3244"/>
    <meta:generator>LibreOffice/6.0.7.3$Linux_X86_64 LibreOffice_project/00m0$Build-3</meta:generator>
  </office:meta>
</office:document-meta>
</file>